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3a7f9" officeooo:paragraph-rsid="0013a7f9" style:font-size-asian="21pt" style:font-weight-asian="bold" style:font-size-complex="2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sage from the CEO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0T11:57:35.109000000</meta:creation-date>
    <dc:date>2024-10-10T11:58:45.808000000</dc:date>
    <meta:editing-duration>PT1M12S</meta:editing-duration>
    <meta:editing-cycles>1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1" meta:word-count="4" meta:character-count="20" meta:non-whitespace-character-count="17"/>
  </office:meta>
</office:document-meta>
</file>